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T14_4" style:family="text">
      <style:text-properties fo:font-size="14pt" style:font-size-asian="14pt" style:font-size-complex="14pt" fo:font-weight="bold" style:font-weight-asian="bold" style:font-weight-complex="bold"/>
    </style:style>
    <style:style style:name="T14_5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50%" style:writing-mode="lr-tb"/>
    </style:style>
    <style:style style:name="T24_1" style:family="text">
      <style:text-properties fo:font-size="28pt" style:font-size-asian="28pt" style:font-size-complex="28pt" fo:font-weight="bold" style:font-weight-asian="bold" style:font-weight-complex="bold"/>
    </style:style>
    <style:style style:name="T24_2" style:family="text">
      <style:text-properties fo:font-size="28pt" style:font-size-asian="28pt" style:font-size-complex="28pt" fo:font-weight="bold" style:font-weight-asian="bold" style:font-weight-complex="bold"/>
    </style:style>
    <style:style style:name="T24_3" style:family="text">
      <style:text-properties fo:font-size="28pt" style:font-size-asian="28pt" style:font-size-complex="28pt" fo:font-weight="bold" style:font-weight-asian="bold" style:font-weight-complex="bold"/>
    </style:style>
    <style:style style:name="T24_4" style:family="text">
      <style:text-properties fo:font-size="28pt" style:font-size-asian="28pt" style:font-size-complex="28pt" fo:font-weight="bold" style:font-weight-asian="bold" style:font-weight-complex="bold"/>
    </style:style>
    <style:style style:name="T24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4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break-before="auto" fo:line-height="150%" style:writing-mode="lr-tb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07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07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07%" style:writing-mode="lr-tb"/>
    </style:style>
    <style:style style:name="P61" style:family="paragraph" style:parent-style-name="Standard">
      <style:paragraph-properties fo:text-align="justify" fo:break-before="auto" fo:line-height="150%" fo:margin-top="0cm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ize="12pt" style:font-size-asian="12pt" style:font-size-complex="12pt"/>
    </style:style>
    <style:style style:name="T61_35" style:family="text">
      <style:text-properties fo:font-size="12pt" style:font-size-asian="12pt" style:font-size-complex="12pt"/>
    </style:style>
    <style:style style:name="T61_36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text-align="justify" fo:break-before="auto" fo:line-height="150%" fo:margin-top="0cm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text-align="justify" fo:break-before="auto" fo:line-height="150%" fo:margin-top="0cm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T63_25" style:family="text">
      <style:text-properties fo:font-size="12pt" style:font-size-asian="12pt" style:font-size-complex="12pt"/>
    </style:style>
    <style:style style:name="T63_26" style:family="text">
      <style:text-properties fo:font-size="12pt" style:font-size-asian="12pt" style:font-size-complex="12pt"/>
    </style:style>
    <style:style style:name="T63_27" style:family="text">
      <style:text-properties fo:font-size="12pt" style:font-size-asian="12pt" style:font-size-complex="12pt"/>
    </style:style>
    <style:style style:name="T63_28" style:family="text">
      <style:text-properties fo:font-size="12pt" style:font-size-asian="12pt" style:font-size-complex="12pt"/>
    </style:style>
    <style:style style:name="T63_29" style:family="text">
      <style:text-properties fo:font-size="12pt" style:font-size-asian="12pt" style:font-size-complex="12pt"/>
    </style:style>
    <style:style style:name="T63_30" style:family="text">
      <style:text-properties fo:font-size="12pt" style:font-size-asian="12pt" style:font-size-complex="12pt"/>
    </style:style>
    <style:style style:name="T63_31" style:family="text">
      <style:text-properties fo:font-size="12pt" style:font-size-asian="12pt" style:font-size-complex="12pt"/>
    </style:style>
    <style:style style:name="T63_32" style:family="text">
      <style:text-properties fo:font-size="12pt" style:font-size-asian="12pt" style:font-size-complex="12pt"/>
    </style:style>
    <style:style style:name="T63_33" style:family="text">
      <style:text-properties fo:font-size="12pt" style:font-size-asian="12pt" style:font-size-complex="12pt"/>
    </style:style>
    <style:style style:name="T63_34" style:family="text">
      <style:text-properties fo:font-size="12pt" style:font-size-asian="12pt" style:font-size-complex="12pt"/>
    </style:style>
    <style:style style:name="T63_35" style:family="text">
      <style:text-properties fo:font-size="12pt" style:font-size-asian="12pt" style:font-size-complex="12pt"/>
    </style:style>
    <style:style style:name="T63_36" style:family="text">
      <style:text-properties fo:font-size="12pt" style:font-size-asian="12pt" style:font-size-complex="12pt"/>
    </style:style>
    <style:style style:name="T63_37" style:family="text">
      <style:text-properties fo:font-size="12pt" style:font-size-asian="12pt" style:font-size-complex="12pt"/>
    </style:style>
    <style:style style:name="T63_38" style:family="text">
      <style:text-properties fo:font-size="12pt" style:font-size-asian="12pt" style:font-size-complex="12pt"/>
    </style:style>
    <style:style style:name="T63_39" style:family="text">
      <style:text-properties fo:font-size="12pt" style:font-size-asian="12pt" style:font-size-complex="12pt"/>
    </style:style>
    <style:style style:name="T63_40" style:family="text">
      <style:text-properties fo:font-size="12pt" style:font-size-asian="12pt" style:font-size-complex="12pt"/>
    </style:style>
    <style:style style:name="T63_41" style:family="text">
      <style:text-properties fo:font-size="12pt" style:font-size-asian="12pt" style:font-size-complex="12pt"/>
    </style:style>
    <style:style style:name="T63_42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text-align="justify" fo:break-before="auto" fo:line-height="150%" fo:margin-top="0cm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T64_17" style:family="text">
      <style:text-properties fo:font-size="12pt" style:font-size-asian="12pt" style:font-size-complex="12pt"/>
    </style:style>
    <style:style style:name="T64_18" style:family="text">
      <style:text-properties fo:font-size="12pt" style:font-size-asian="12pt" style:font-size-complex="12pt"/>
    </style:style>
    <style:style style:name="T64_19" style:family="text">
      <style:text-properties fo:font-size="12pt" style:font-size-asian="12pt" style:font-size-complex="12pt"/>
    </style:style>
    <style:style style:name="T64_20" style:family="text">
      <style:text-properties fo:font-size="12pt" style:font-size-asian="12pt" style:font-size-complex="12pt"/>
    </style:style>
    <style:style style:name="T64_21" style:family="text">
      <style:text-properties fo:font-size="12pt" style:font-size-asian="12pt" style:font-size-complex="12pt"/>
    </style:style>
    <style:style style:name="T64_22" style:family="text">
      <style:text-properties fo:font-size="12pt" style:font-size-asian="12pt" style:font-size-complex="12pt"/>
    </style:style>
    <style:style style:name="T64_23" style:family="text">
      <style:text-properties fo:font-size="12pt" style:font-size-asian="12pt" style:font-size-complex="12pt"/>
    </style:style>
    <style:style style:name="T64_24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T65_19" style:family="text">
      <style:text-properties fo:font-size="12pt" style:font-size-asian="12pt" style:font-size-complex="12pt"/>
    </style:style>
    <style:style style:name="T65_20" style:family="text">
      <style:text-properties fo:font-size="12pt" style:font-size-asian="12pt" style:font-size-complex="12pt"/>
    </style:style>
    <style:style style:name="T65_21" style:family="text">
      <style:text-properties fo:font-size="12pt" style:font-size-asian="12pt" style:font-size-complex="12pt"/>
    </style:style>
    <style:style style:name="T65_22" style:family="text">
      <style:text-properties fo:font-size="12pt" style:font-size-asian="12pt" style:font-size-complex="12pt"/>
    </style:style>
    <style:style style:name="T65_23" style:family="text">
      <style:text-properties fo:font-size="12pt" style:font-size-asian="12pt" style:font-size-complex="12pt"/>
    </style:style>
    <style:style style:name="T65_24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1" style:family="paragraph" style:parent-style-name="Heading_20_1">
      <style:paragraph-properties fo:break-before="auto" fo:line-height="150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9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4_1">SGB</text:span><text:span text:style-name="T14_2">_</text:span><text:span text:style-name="T14_3">LEIAME</text:span><text:span text:style-name="T14_4">_</text:span><text:span text:style-name="T14_5">ProjetoDeSoftware</text:span></text:p>
      <text:p text:style-name="P15"><text:span text:style-name="T15_1">Versão</text:span><text:span text:style-name="T15_2"><text:s/>0.</text:span><text:span text:style-name="T15_3">2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4_1">Histórico</text:span><text:span text:style-name="T24_2"><text:s/></text:span><text:span text:style-name="T24_3">de</text:span><text:span text:style-name="T24_4"><text:s/></text:span><text:span text:style-name="T24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5"><text:span text:style-name="T25_1">Nome</text:span></text:p>
          </table:table-cell>
          <table:table-cell table:style-name="Cell2">
            <text:p text:style-name="P26"><text:span text:style-name="T26_1">Alterações</text:span></text:p>
          </table:table-cell>
          <table:table-cell table:style-name="Cell3">
            <text:p text:style-name="P27"><text:span text:style-name="T27_1">Data</text:span></text:p>
          </table:table-cell>
          <table:table-cell table:style-name="Cell4">
            <text:p text:style-name="P28"><text:span text:style-name="T28_1">Versão</text:span></text:p>
          </table:table-cell>
        </table:table-row>
        <table:table-row table:style-name="Row2">
          <table:table-cell table:style-name="Cell5">
            <text:p text:style-name="P29"><text:span text:style-name="T29_1">Gabriel</text:span><text:span text:style-name="T29_2"><text:s/></text:span><text:span text:style-name="T29_3">Vieira</text:span></text:p>
          </table:table-cell>
          <table:table-cell table:style-name="Cell6">
            <text:p text:style-name="P30"><text:span text:style-name="T30_1">Criação</text:span><text:span text:style-name="T30_2"><text:s/></text:span><text:span text:style-name="T30_3">do</text:span><text:span text:style-name="T30_4"><text:s/></text:span><text:span text:style-name="T30_5">Documento</text:span></text:p>
          </table:table-cell>
          <table:table-cell table:style-name="Cell7">
            <text:p text:style-name="P31"><text:span text:style-name="T31_1">06/11/2012</text:span></text:p>
          </table:table-cell>
          <table:table-cell table:style-name="Cell8">
            <text:p text:style-name="P32"><text:span text:style-name="T32_1">0.1</text:span></text:p>
          </table:table-cell>
        </table:table-row>
        <table:table-row table:style-name="Row3">
          <table:table-cell table:style-name="Cell9">
            <text:p text:style-name="P33"><text:span text:style-name="T33_1">Eduardo</text:span><text:span text:style-name="T33_2"><text:s/></text:span><text:span text:style-name="T33_3">Bruno</text:span><text:span text:style-name="T33_4"><text:s/></text:span><text:span text:style-name="T33_5">Simões</text:span><text:span text:style-name="T33_6"><text:s/></text:span><text:span text:style-name="T33_7">Seguro</text:span></text:p>
          </table:table-cell>
          <table:table-cell table:style-name="Cell10">
            <text:p text:style-name="P34"><text:span text:style-name="T34_1">Revisão</text:span><text:span text:style-name="T34_2"><text:s/></text:span><text:span text:style-name="T34_3">do</text:span><text:span text:style-name="T34_4"><text:s/></text:span><text:span text:style-name="T34_5">documento</text:span></text:p>
          </table:table-cell>
          <table:table-cell table:style-name="Cell11">
            <text:p text:style-name="P35"><text:span text:style-name="T35_1">30/11/2012</text:span></text:p>
          </table:table-cell>
          <table:table-cell table:style-name="Cell12">
            <text:p text:style-name="P36"><text:span text:style-name="T36_1">0.2</text:span></text:p>
          </table:table-cell>
        </table:table-row>
        <table:table-row table:style-name="Row4">
          <table:table-cell table:style-name="Cell13">
            <text:p text:style-name="P37"/>
          </table:table-cell>
          <table:table-cell table:style-name="Cell14">
            <text:p text:style-name="P38"/>
          </table:table-cell>
          <table:table-cell table:style-name="Cell15">
            <text:p text:style-name="P39"/>
          </table:table-cell>
          <table:table-cell table:style-name="Cell16">
            <text:p text:style-name="P40"/>
          </table:table-cell>
        </table:table-row>
      </table:table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59_1">Projeto</text:span><text:span text:style-name="T59_2"><text:s/></text:span><text:span text:style-name="T59_3">de</text:span><text:span text:style-name="T59_4"><text:s/></text:span><text:span text:style-name="T59_5">Software</text:span></text:p>
      <text:p text:style-name="P60"/>
      <text:list text:style-name="LS1" xml:id="list0">
        <text:list-item>
          <text:p text:style-name="P61"><text:span text:style-name="T61_1">Modelar</text:span><text:span text:style-name="T61_2"><text:s/></text:span><text:span text:style-name="T61_3">e</text:span><text:span text:style-name="T61_4"><text:s/></text:span><text:span text:style-name="T61_5">implementar</text:span><text:span text:style-name="T61_6">,<text:s/></text:span><text:span text:style-name="T61_7">primeiramente</text:span><text:span text:style-name="T61_8">,<text:s/></text:span><text:span text:style-name="T61_9">as</text:span><text:span text:style-name="T61_10"><text:s/></text:span><text:span text:style-name="T61_11">partes</text:span><text:span text:style-name="T61_12"><text:s/></text:span><text:span text:style-name="T61_13">mais</text:span><text:span text:style-name="T61_14"><text:s/></text:span><text:span text:style-name="T61_15">complexas</text:span><text:span text:style-name="T61_16"><text:s/></text:span><text:span text:style-name="T61_17">do</text:span><text:span text:style-name="T61_18"><text:s/></text:span><text:span text:style-name="T61_19">sistema</text:span><text:span text:style-name="T61_20"><text:s/>–<text:s/></text:span><text:span text:style-name="T61_21">definir</text:span><text:span text:style-name="T61_22"><text:s/></text:span><text:span text:style-name="T61_23">em</text:span><text:span text:style-name="T61_24"><text:s/></text:span><text:span text:style-name="T61_25">conjunto</text:span><text:span text:style-name="T61_26"><text:s/></text:span><text:span text:style-name="T61_27">com</text:span><text:span text:style-name="T61_28"><text:s/></text:span><text:span text:style-name="T61_29">o</text:span><text:span text:style-name="T61_30"><text:s/></text:span><text:span text:style-name="T61_31">Gerente</text:span><text:span text:style-name="T61_32"><text:s/></text:span><text:span text:style-name="T61_33">de</text:span><text:span text:style-name="T61_34"><text:s/></text:span><text:span text:style-name="T61_35">Escopo</text:span><text:span text:style-name="T61_36">.</text:span></text:p>
        </text:list-item>
        <text:list-item>
          <text:p text:style-name="P62"><text:span text:style-name="T62_1">Observar</text:span><text:span text:style-name="T62_2"><text:s/></text:span><text:span text:style-name="T62_3">os</text:span><text:span text:style-name="T62_4"><text:s/></text:span><text:span text:style-name="T62_5">papeis</text:span><text:span text:style-name="T62_6">,<text:s/></text:span><text:span text:style-name="T62_7">atividades</text:span><text:span text:style-name="T62_8"><text:s/></text:span><text:span text:style-name="T62_9">e</text:span><text:span text:style-name="T62_10"><text:s/></text:span><text:span text:style-name="T62_11">artefatos</text:span><text:span text:style-name="T62_12"><text:s/></text:span><text:span text:style-name="T62_13">definidos</text:span><text:span text:style-name="T62_14"><text:s/></text:span><text:span text:style-name="T62_15">no</text:span><text:span text:style-name="T62_16"><text:s/></text:span><text:span text:style-name="T62_17">projeto</text:span><text:span text:style-name="T62_18">.</text:span></text:p>
        </text:list-item>
        <text:list-item>
          <text:p text:style-name="P63"><text:span text:style-name="T63_1">Acompanhar</text:span><text:span text:style-name="T63_2"><text:s/></text:span><text:span text:style-name="T63_3">as</text:span><text:span text:style-name="T63_4"><text:s/></text:span><text:span text:style-name="T63_5">atividades</text:span><text:span text:style-name="T63_6"><text:s/></text:span><text:span text:style-name="T63_7">do</text:span><text:span text:style-name="T63_8"><text:s/></text:span><text:span text:style-name="T63_9">Engenheiro</text:span><text:span text:style-name="T63_10"><text:s/></text:span><text:span text:style-name="T63_11">de</text:span><text:span text:style-name="T63_12"><text:s/></text:span><text:span text:style-name="T63_13">Requisitos</text:span><text:span text:style-name="T63_14">,<text:s/></text:span><text:span text:style-name="T63_15">Administrador</text:span><text:span text:style-name="T63_16"><text:s/></text:span><text:span text:style-name="T63_17">de</text:span><text:span text:style-name="T63_18"><text:s/></text:span><text:span text:style-name="T63_19">BD</text:span><text:span text:style-name="T63_20">,<text:s/></text:span><text:span text:style-name="T63_21">Arquiteto</text:span><text:span text:style-name="T63_22"><text:s/></text:span><text:span text:style-name="T63_23">de</text:span><text:span text:style-name="T63_24"><text:s/></text:span><text:span text:style-name="T63_25">Software</text:span><text:span text:style-name="T63_26">,<text:s/></text:span><text:span text:style-name="T63_27">Engenheiro</text:span><text:span text:style-name="T63_28"><text:s/></text:span><text:span text:style-name="T63_29">de</text:span><text:span text:style-name="T63_30"><text:s/></text:span><text:span text:style-name="T63_31">Usabilidade</text:span><text:span text:style-name="T63_32">,<text:s/></text:span><text:span text:style-name="T63_33">Desenvolvedor</text:span><text:span text:style-name="T63_34"><text:s/></text:span><text:span text:style-name="T63_35">e</text:span><text:span text:style-name="T63_36"><text:s/></text:span><text:span text:style-name="T63_37">Engenheiro</text:span><text:span text:style-name="T63_38"><text:s/></text:span><text:span text:style-name="T63_39">de</text:span><text:span text:style-name="T63_40"><text:s/></text:span><text:span text:style-name="T63_41">Teste</text:span><text:span text:style-name="T63_42">.</text:span></text:p>
        </text:list-item>
        <text:list-item>
          <text:p text:style-name="P64"><text:span text:style-name="T64_1">Atualizar</text:span><text:span text:style-name="T64_2"><text:s/></text:span><text:span text:style-name="T64_3">a</text:span><text:span text:style-name="T64_4"><text:s/></text:span><text:span text:style-name="T64_5">modelagem</text:span><text:span text:style-name="T64_6"><text:s/></text:span><text:span text:style-name="T64_7">de</text:span><text:span text:style-name="T64_8"><text:s/></text:span><text:span text:style-name="T64_9">classes</text:span><text:span text:style-name="T64_10"><text:s/></text:span><text:span text:style-name="T64_11">de</text:span><text:span text:style-name="T64_12"><text:s/></text:span><text:span text:style-name="T64_13">acordo</text:span><text:span text:style-name="T64_14"><text:s/></text:span><text:span text:style-name="T64_15">com</text:span><text:span text:style-name="T64_16"><text:s/></text:span><text:span text:style-name="T64_17">as</text:span><text:span text:style-name="T64_18"><text:s/></text:span><text:span text:style-name="T64_19">mudanças</text:span><text:span text:style-name="T64_20"><text:s/></text:span><text:span text:style-name="T64_21">do</text:span><text:span text:style-name="T64_22"><text:s/></text:span><text:span text:style-name="T64_23">MER</text:span><text:span text:style-name="T64_24">.</text:span></text:p>
        </text:list-item>
        <text:list-item>
          <text:p text:style-name="P65"><text:span text:style-name="T65_1">Atualizar</text:span><text:span text:style-name="T65_2"><text:s/></text:span><text:span text:style-name="T65_3">a</text:span><text:span text:style-name="T65_4"><text:s/></text:span><text:span text:style-name="T65_5">modelagem</text:span><text:span text:style-name="T65_6"><text:s/></text:span><text:span text:style-name="T65_7">de</text:span><text:span text:style-name="T65_8"><text:s/></text:span><text:span text:style-name="T65_9">componentes</text:span><text:span text:style-name="T65_10"><text:s/></text:span><text:span text:style-name="T65_11">de</text:span><text:span text:style-name="T65_12"><text:s/></text:span><text:span text:style-name="T65_13">acordo</text:span><text:span text:style-name="T65_14"><text:s/></text:span><text:span text:style-name="T65_15">com</text:span><text:span text:style-name="T65_16"><text:s/></text:span><text:span text:style-name="T65_17">as</text:span><text:span text:style-name="T65_18"><text:s/></text:span><text:span text:style-name="T65_19">modificações</text:span><text:span text:style-name="T65_20"><text:s/></text:span><text:span text:style-name="T65_21">do</text:span><text:span text:style-name="T65_22"><text:s/></text:span><text:span text:style-name="T65_23">sistema</text:span><text:span text:style-name="T65_24">.</text:span></text:p>
        </text:list-item>
      </text:list>
      <text:p text:style-name="P66"/>
      <text:p text:style-name="P67"/>
      <text:p text:style-name="P68"/>
      <text:p text:style-name="P69"/>
      <text:p text:style-name="P70"/>
      <text:h text:style-name="P71" text:outline-level="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7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4.023cm"/>
    </style:style>
    <style:style style:name="Column2" style:family="table-column">
      <style:table-column-properties style:column-width="2.963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07%" style:writing-mode="lr-tb"/>
    </style:style>
    <style:style style:name="T6_1" style:family="text"/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LEIAME</text:span><text:span text:style-name="T4_4">_</text:span><text:span text:style-name="T4_5">ProjetoDeSoftware</text:span><text:span text:style-name="T4_6"><text:s/></text:span><text:span text:style-name="T4_7">Versão</text:span><text:span text:style-name="T4_8"><text:s/>0.2</text:span></text:p>
            </table:table-cell>
            <table:table-cell table:style-name="Cell2">
              <text:p text:style-name="P5"><draw:frame svg:x="0cm" svg:y="0cm" svg:width="2.54cm" svg:height="1.905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><text:span text:style-name="T6_1"><text:s/></text:span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